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PlainText" style:master-page-name="MP0" style:family="paragraph">
      <style:paragraph-properties fo:break-before="page"/>
      <style:text-properties style:font-name="Calibri" style:font-name-complex="Calibri"/>
    </style:style>
    <style:style style:name="P2" style:parent-style-name="PlainText" style:family="paragraph">
      <style:text-properties style:font-name="Calibri" style:font-name-complex="Calibri"/>
    </style:style>
    <style:style style:name="P3" style:parent-style-name="PlainText" style:family="paragraph">
      <style:text-properties style:font-name="Calibri" style:font-name-complex="Calibri"/>
    </style:style>
    <style:style style:name="P4" style:parent-style-name="PlainText" style:family="paragraph">
      <style:text-properties style:font-name="Calibri" style:font-name-complex="Calibri"/>
    </style:style>
    <style:style style:name="P5" style:parent-style-name="PlainText" style:family="paragraph">
      <style:text-properties style:font-name="Calibri" style:font-name-complex="Calibri"/>
    </style:style>
    <style:style style:name="P6" style:parent-style-name="PlainText" style:family="paragraph">
      <style:text-properties style:font-name="Calibri" style:font-name-complex="Calibri"/>
    </style:style>
    <style:style style:name="P7" style:parent-style-name="PlainText" style:family="paragraph">
      <style:text-properties style:font-name="Calibri" style:font-name-complex="Calibri"/>
    </style:style>
    <style:style style:name="P8" style:parent-style-name="PlainText" style:family="paragraph">
      <style:text-properties style:font-name="Calibri" style:font-name-complex="Calibri"/>
    </style:style>
    <style:style style:name="P9" style:parent-style-name="PlainText" style:family="paragraph">
      <style:text-properties style:font-name="Calibri" style:font-name-complex="Calibri"/>
    </style:style>
    <style:style style:name="P10" style:parent-style-name="PlainText" style:family="paragraph">
      <style:text-properties style:font-name="Calibri" style:font-name-complex="Calibri"/>
    </style:style>
    <style:style style:name="P11" style:parent-style-name="PlainText" style:family="paragraph">
      <style:text-properties style:font-name="Calibri" style:font-name-complex="Calibri"/>
    </style:style>
    <style:style style:name="P12" style:parent-style-name="PlainText" style:family="paragraph">
      <style:text-properties style:font-name="Calibri" style:font-name-complex="Calibri"/>
    </style:style>
    <style:style style:name="P13" style:parent-style-name="PlainText" style:family="paragraph">
      <style:text-properties style:font-name="Calibri" style:font-name-complex="Calibri"/>
    </style:style>
    <style:style style:name="P14" style:parent-style-name="PlainText" style:family="paragraph">
      <style:text-properties style:font-name="Calibri" style:font-name-complex="Calibri"/>
    </style:style>
    <style:style style:name="P15" style:parent-style-name="PlainText" style:family="paragraph">
      <style:text-properties style:font-name="Calibri" style:font-name-complex="Calibri"/>
    </style:style>
    <style:style style:name="P16" style:parent-style-name="PlainText" style:family="paragraph">
      <style:text-properties style:font-name="Calibri" style:font-name-complex="Calibri"/>
    </style:style>
    <style:style style:name="P17" style:parent-style-name="PlainText" style:family="paragraph">
      <style:text-properties style:font-name="Calibri" style:font-name-complex="Calibri"/>
    </style:style>
    <style:style style:name="P18" style:parent-style-name="PlainText" style:family="paragraph">
      <style:text-properties style:font-name="Calibri" style:font-name-complex="Calibri"/>
    </style:style>
    <style:style style:name="P19" style:parent-style-name="PlainText" style:family="paragraph">
      <style:text-properties style:font-name="Calibri" style:font-name-complex="Calibri"/>
    </style:style>
    <style:style style:name="P20" style:parent-style-name="PlainText" style:family="paragraph">
      <style:text-properties style:font-name="Calibri" style:font-name-complex="Calibri"/>
    </style:style>
    <style:style style:name="P21" style:parent-style-name="PlainText" style:family="paragraph">
      <style:text-properties style:font-name="Calibri" style:font-name-complex="Calibri"/>
    </style:style>
    <style:style style:name="P22" style:parent-style-name="PlainText" style:family="paragraph">
      <style:text-properties style:font-name="Calibri" style:font-name-complex="Calibri"/>
    </style:style>
    <style:style style:name="P23" style:parent-style-name="PlainText" style:family="paragraph">
      <style:text-properties style:font-name="Calibri" style:font-name-complex="Calibri"/>
    </style:style>
    <style:style style:name="P24" style:parent-style-name="PlainText" style:family="paragraph">
      <style:text-properties style:font-name="Calibri" style:font-name-complex="Calibri"/>
    </style:style>
    <style:style style:name="P25" style:parent-style-name="PlainText" style:family="paragraph">
      <style:text-properties style:font-name="Calibri" style:font-name-complex="Calibri"/>
    </style:style>
    <style:style style:name="P26" style:parent-style-name="PlainText" style:family="paragraph">
      <style:text-properties style:font-name="Calibri" style:font-name-complex="Calibri"/>
    </style:style>
    <style:style style:name="P27" style:parent-style-name="PlainText" style:family="paragraph">
      <style:text-properties style:font-name="Calibri" style:font-name-complex="Calibri"/>
    </style:style>
    <style:style style:name="P28" style:parent-style-name="PlainText" style:family="paragraph">
      <style:text-properties style:font-name="Calibri" style:font-name-complex="Calibri"/>
    </style:style>
    <style:style style:name="P29" style:parent-style-name="PlainText" style:family="paragraph">
      <style:text-properties style:font-name="Calibri" style:font-name-complex="Calibri"/>
    </style:style>
    <style:style style:name="P30" style:parent-style-name="PlainText" style:family="paragraph">
      <style:text-properties style:font-name="Calibri" style:font-name-complex="Calibri"/>
    </style:style>
    <style:style style:name="P31" style:parent-style-name="PlainText" style:family="paragraph">
      <style:text-properties style:font-name="Calibri" style:font-name-complex="Calibri"/>
    </style:style>
    <style:style style:name="P32" style:parent-style-name="PlainText" style:family="paragraph">
      <style:text-properties style:font-name="Calibri" style:font-name-complex="Calibri"/>
    </style:style>
    <style:style style:name="P33" style:parent-style-name="PlainText" style:family="paragraph">
      <style:text-properties style:font-name="Calibri" style:font-name-complex="Calibri"/>
    </style:style>
    <style:style style:name="P34" style:parent-style-name="PlainText" style:family="paragraph">
      <style:text-properties style:font-name="Calibri" style:font-name-complex="Calibri"/>
    </style:style>
    <style:style style:name="P35" style:parent-style-name="PlainText" style:family="paragraph">
      <style:text-properties style:font-name="Calibri" style:font-name-complex="Calibri"/>
    </style:style>
    <style:style style:name="P36" style:parent-style-name="PlainText" style:family="paragraph">
      <style:text-properties style:font-name="Calibri" style:font-name-complex="Calibri"/>
    </style:style>
    <style:style style:name="P37" style:parent-style-name="PlainText" style:family="paragraph">
      <style:text-properties style:font-name="Calibri" style:font-name-complex="Calibri"/>
    </style:style>
    <style:style style:name="P38" style:parent-style-name="PlainText" style:family="paragraph">
      <style:text-properties style:font-name="Calibri" style:font-name-complex="Calibri"/>
    </style:style>
    <style:style style:name="P39" style:parent-style-name="PlainText" style:family="paragraph">
      <style:text-properties style:font-name="Calibri" style:font-name-complex="Calibri"/>
    </style:style>
    <style:style style:name="P40" style:parent-style-name="PlainText" style:family="paragraph">
      <style:text-properties style:font-name="Calibri" style:font-name-complex="Calibri"/>
    </style:style>
    <style:style style:name="P41" style:parent-style-name="PlainText" style:family="paragraph">
      <style:text-properties style:font-name="Calibri" style:font-name-complex="Calibri"/>
    </style:style>
    <style:style style:name="P42" style:parent-style-name="PlainText" style:family="paragraph">
      <style:text-properties style:font-name="Calibri" style:font-name-complex="Calibri"/>
    </style:style>
    <style:style style:name="P43" style:parent-style-name="PlainText" style:family="paragraph">
      <style:text-properties style:font-name="Calibri" style:font-name-complex="Calibri"/>
    </style:style>
    <style:style style:name="P44" style:parent-style-name="PlainText" style:family="paragraph">
      <style:text-properties style:font-name="Calibri" style:font-name-complex="Calibri"/>
    </style:style>
    <style:style style:name="P45" style:parent-style-name="PlainText" style:family="paragraph">
      <style:text-properties style:font-name="Calibri" style:font-name-complex="Calibri"/>
    </style:style>
    <style:style style:name="P46" style:parent-style-name="PlainText" style:family="paragraph">
      <style:text-properties style:font-name="Calibri" style:font-name-complex="Calibri"/>
    </style:style>
    <style:style style:name="P47" style:parent-style-name="PlainText" style:family="paragraph">
      <style:text-properties style:font-name="Calibri" style:font-name-complex="Calibri"/>
    </style:style>
    <style:style style:name="P48" style:parent-style-name="PlainText" style:family="paragraph">
      <style:text-properties style:font-name="Calibri" style:font-name-complex="Calibri"/>
    </style:style>
    <style:style style:name="P49" style:parent-style-name="PlainText" style:family="paragraph">
      <style:text-properties style:font-name="Calibri" style:font-name-complex="Calibri"/>
    </style:style>
    <style:style style:name="P50" style:parent-style-name="PlainText" style:family="paragraph">
      <style:text-properties style:font-name="Calibri" style:font-name-complex="Calibri"/>
    </style:style>
    <style:style style:name="P51" style:parent-style-name="PlainText" style:family="paragraph">
      <style:text-properties style:font-name="Calibri" style:font-name-complex="Calibri"/>
    </style:style>
    <style:style style:name="P52" style:parent-style-name="PlainText" style:family="paragraph">
      <style:text-properties style:font-name="Calibri" style:font-name-complex="Calibri"/>
    </style:style>
    <style:style style:name="P53" style:parent-style-name="PlainText" style:family="paragraph">
      <style:text-properties style:font-name="Calibri" style:font-name-complex="Calibri"/>
    </style:style>
    <style:style style:name="P54" style:parent-style-name="PlainText" style:family="paragraph">
      <style:text-properties style:font-name="Calibri" style:font-name-complex="Calibri"/>
    </style:style>
    <style:style style:name="P55" style:parent-style-name="PlainText" style:family="paragraph">
      <style:text-properties style:font-name="Calibri" style:font-name-complex="Calibri"/>
    </style:style>
    <style:style style:name="P56" style:parent-style-name="PlainText" style:family="paragraph">
      <style:text-properties style:font-name="Calibri" style:font-name-complex="Calibri"/>
    </style:style>
    <style:style style:name="P57" style:parent-style-name="PlainText" style:family="paragraph">
      <style:text-properties style:font-name="Calibri" style:font-name-complex="Calibri"/>
    </style:style>
    <style:style style:name="P58" style:parent-style-name="PlainText" style:family="paragraph">
      <style:text-properties style:font-name="Calibri" style:font-name-complex="Calibri"/>
    </style:style>
    <style:style style:name="P59" style:parent-style-name="PlainText" style:family="paragraph">
      <style:text-properties style:font-name="Calibri" style:font-name-complex="Calibri"/>
    </style:style>
    <style:style style:name="P60" style:parent-style-name="PlainText" style:family="paragraph">
      <style:text-properties style:font-name="Calibri" style:font-name-complex="Calibri"/>
    </style:style>
    <style:style style:name="P61" style:parent-style-name="PlainText" style:family="paragraph">
      <style:text-properties style:font-name="Calibri" style:font-name-complex="Calibri"/>
    </style:style>
    <style:style style:name="P62" style:parent-style-name="PlainText" style:family="paragraph">
      <style:text-properties style:font-name="Calibri" style:font-name-complex="Calibri"/>
    </style:style>
    <style:style style:name="P63" style:parent-style-name="PlainText" style:family="paragraph">
      <style:text-properties style:font-name="Calibri" style:font-name-complex="Calibri"/>
    </style:style>
    <style:style style:name="P64" style:parent-style-name="PlainText" style:family="paragraph">
      <style:text-properties style:font-name="Calibri" style:font-name-complex="Calibri"/>
    </style:style>
    <style:style style:name="P65" style:parent-style-name="PlainText" style:family="paragraph">
      <style:text-properties style:font-name="Calibri" style:font-name-complex="Calibri"/>
    </style:style>
    <style:style style:name="P66" style:parent-style-name="PlainText" style:family="paragraph">
      <style:text-properties style:font-name="Calibri" style:font-name-complex="Calibri"/>
    </style:style>
    <style:style style:name="P67" style:parent-style-name="PlainText" style:family="paragraph">
      <style:text-properties style:font-name="Calibri" style:font-name-complex="Calibri"/>
    </style:style>
    <style:style style:name="P68" style:parent-style-name="PlainText" style:family="paragraph">
      <style:text-properties style:font-name="Calibri" style:font-name-complex="Calibri"/>
    </style:style>
    <style:style style:name="P69" style:parent-style-name="PlainText" style:family="paragraph">
      <style:text-properties style:font-name="Calibri" style:font-name-complex="Calibri"/>
    </style:style>
    <style:style style:name="P70" style:parent-style-name="PlainText" style:family="paragraph">
      <style:text-properties style:font-name="Calibri" style:font-name-complex="Calibri"/>
    </style:style>
    <style:style style:name="P71" style:parent-style-name="PlainText" style:family="paragraph">
      <style:text-properties style:font-name="Calibri" style:font-name-complex="Calibri"/>
    </style:style>
    <style:style style:name="P72" style:parent-style-name="PlainText" style:family="paragraph">
      <style:text-properties style:font-name="Calibri" style:font-name-complex="Calibri"/>
    </style:style>
  </office:automatic-styles>
  <office:body>
    <office:text text:use-soft-page-breaks="true">
      <text:p text:style-name="P1">ReactJS:-</text:p>
      <text:p text:style-name="P2">1.It is developed and maintain by the facebook.</text:p>
      <text:p text:style-name="P3">2. Is is used develop SIngle page application</text:p>
      <text:p text:style-name="P4"><text:s text:c="3"/>(SPA).</text:p>
      <text:p text:style-name="P5"><text:s text:c="3"/>a. React.JS</text:p>
      <text:p text:style-name="P6"><text:s text:c="3"/>b. Angular</text:p>
      <text:p text:style-name="P7"><text:s text:c="3"/>--------------------------------------</text:p>
      <text:p text:style-name="P8"><text:s text:c="3"/>React.Js is javascript library while Angular</text:p>
      <text:p text:style-name="P9"><text:s text:c="3"/>is complete framework.</text:p>
      <text:p text:style-name="P10"/>
      <text:p text:style-name="P11"><text:s text:c="3"/>ReactJs.js use javascript as primary lang.</text:p>
      <text:p text:style-name="P12"><text:s text:c="3"/>while angular use typescript as primary lang.</text:p>
      <text:p text:style-name="P13"/>
      <text:p text:style-name="P14"><text:s text:c="3"/>React.Js follow uni-directional(one-way binding)</text:p>
      <text:p text:style-name="P15"><text:s text:c="4"/>data flow</text:p>
      <text:p text:style-name="P16"><text:s text:c="3"/>architecture while angular bi-directional</text:p>
      <text:p text:style-name="P17"><text:s text:c="3"/>(two-way binding )data flow.</text:p>
      <text:p text:style-name="P18"/>
      <text:p text:style-name="P19"><text:s text:c="3"/>Rendering:- ReactJs use virtual DOM,</text:p>
      <text:p text:style-name="P20"><text:s text:c="3"/>Angular use Actual DOM</text:p>
      <text:p text:style-name="P21"/>
      <text:p text:style-name="P22"><text:s text:c="3"/>Virtual Dom is a copy of actual dom maintain</text:p>
      <text:p text:style-name="P23"><text:s text:c="3"/>in a browser memory and it is very light weight.</text:p>
      <text:p text:style-name="P24"/>
      <text:p text:style-name="P25"><text:s text:c="3"/>When a component's state(data) change React create a new</text:p>
      <text:p text:style-name="P26"><text:s text:c="3"/>virtual dom tree for the component.</text:p>
      <text:p text:style-name="P27"/>
      <text:p text:style-name="P28"><text:s text:c="3"/>React compare new Virtual Dom Whith Previus</text:p>
      <text:p text:style-name="P29"><text:s text:c="3"/>virtulal Dom to identify the difference. <text:s text:c="2"/></text:p>
      <text:p text:style-name="P30"/>
      <text:p text:style-name="P31"><text:s text:c="3"/>Process of calculating these difference</text:p>
      <text:p text:style-name="P32"><text:s text:c="3"/>is called diffing.</text:p>
      <text:p text:style-name="P33"/>
      <text:p text:style-name="P34"><text:s text:c="3"/>Reconciler :- It determines when to upodate</text:p>
      <text:p text:style-name="P35"><text:s text:c="3"/>Virutal DOM and is also keep Virtual DOM and</text:p>
      <text:p text:style-name="P36"><text:s text:c="3"/>Actual DOM in sync.</text:p>
      <text:p text:style-name="P37"><text:s text:c="3"/>Reconcilition.</text:p>
      <text:p text:style-name="P38"/>
      <text:p text:style-name="P39"><text:s text:c="3"/>--------------------------------------------</text:p>
      <text:p text:style-name="P40"><text:s text:c="3"/>3. ReactJs applicat uses component based<text:s/></text:p>
      <text:p text:style-name="P41"><text:s text:c="3"/>architecture.</text:p>
      <text:p text:style-name="P42"><text:s text:c="3"/>4. Component :- It is part of UI made by three things.</text:p>
      <text:p text:style-name="P43"><text:s text:c="7"/>HTML(JSX) + CSS + Javascript</text:p>
      <text:p text:style-name="P44"><text:s text:c="7"/>JSX<text:s/>(Javascript XML) :- It allows you to write HTML code in reacjs</text:p>
      <text:p text:style-name="P45"><text:s text:c="3"/></text:p>
      <text:p text:style-name="P46"><text:s text:c="3"/>5. Each and every application has a one component by default called<text:s/></text:p>
      <text:p text:style-name="P47"><text:s text:c="6"/>App Component also called root component.</text:p>
      <text:p text:style-name="P48"><text:s text:c="3"/></text:p>
      <text:p text:style-name="P49"><text:s text:c="3"/>6. All the component should be child of App component(All component will complete</text:p>
      <text:p text:style-name="P50"><text:s text:c="3"/>under the App)</text:p>
      <text:p text:style-name="P51"><text:s text:c="5"/>App<text:s/></text:p>
      <text:p text:style-name="P52"><text:s text:c="6"/>|--Header</text:p>
      <text:p text:style-name="P53"><text:s text:c="10"/>|-----Logo</text:p>
      <text:p text:style-name="P54"><text:s text:c="6"/>|--Navigation</text:p>
      <text:soft-page-break/>
      <text:p text:style-name="P55"><text:s text:c="5"/>Header, Navigation, Footer, Login, Register, Gallery.......</text:p>
      <text:p text:style-name="P56"><text:s text:c="3"/>7. Two types of component</text:p>
      <text:p text:style-name="P57"><text:s text:c="7"/>a. statefull component(class component)<text:s/></text:p>
      <text:p text:style-name="P58"><text:s text:c="7"/>b. stateless component (functional component)</text:p>
      <text:p text:style-name="P59"><text:s text:c="7"/>From 16 react introduce concept of hooks</text:p>
      <text:p text:style-name="P60"><text:s text:c="10"/>Function Component + hooks ===&gt; statefull component</text:p>
      <text:p text:style-name="P61"><text:s text:c="7"/>statefull</text:p>
      <text:p text:style-name="P62"><text:s text:c="7"/>stateless</text:p>
      <text:p text:style-name="P63"><text:s text:c="7"/>class comp</text:p>
      <text:p text:style-name="P64"><text:s text:c="7"/>functional comp</text:p>
      <text:p text:style-name="P65"><text:s text:c="7"/>controlled comp</text:p>
      <text:p text:style-name="P66"><text:s text:c="3"/><text:s text:c="4"/>uncontrolled comp</text:p>
      <text:p text:style-name="P67"><text:s text:c="7"/>pure component</text:p>
      <text:p text:style-name="P68"><text:s text:c="6"/></text:p>
      <text:p text:style-name="P69"><text:s text:c="5"/>node package runner/exeuctor</text:p>
      <text:p text:style-name="P70"><text:s text:c="5"/>npx create-react-app application_name</text:p>
      <text:p text:style-name="P71"/>
      <text:p text:style-name="P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0.9263in" fo:margin-bottom="1in" fo:margin-right="0.92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epak Meena</meta:initial-creator>
    <dc:creator>Deepak Meena</dc:creator>
    <meta:creation-date>2025-02-11T05:50:00Z</meta:creation-date>
    <dc:date>2025-02-11T05:50:00Z</dc:date>
    <meta:template xlink:href="Normal" xlink:type="simple"/>
    <meta:editing-cycles>2</meta:editing-cycles>
    <meta:editing-duration>PT60S</meta:editing-duration>
    <meta:document-statistic meta:page-count="2" meta:paragraph-count="4" meta:word-count="325" meta:character-count="2174" meta:row-count="15" meta:non-whitespace-character-count="1853"/>
  </office:meta>
</office:document-meta>
</file>